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5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8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5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5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5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5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5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5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5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7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7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5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5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7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5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5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5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5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5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5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5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5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5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/>
    <style:style style:name="ce55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5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5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5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5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39"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44"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6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7" style:family="table-cell" style:parent-style-name="Default" style:data-style-name="N4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8" style:family="table-cell" style:parent-style-name="Default" style:data-style-name="N39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4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43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83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4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4">
      <style:table-cell-properties fo:background-color="#E2EFDA"/>
      <style:text-properties style:font-name="Abyssinica SIL" style:font-name-asian="Abyssinica SIL" style:font-name-complex="Abyssinica SIL"/>
    </style:style>
    <style:style style:name="ce88" style:family="table-cell" style:parent-style-name="Default" style:data-style-name="N45">
      <style:table-cell-properties fo:background-color="#E2EFDA"/>
      <style:text-properties style:font-name="Abyssinica SIL" style:font-name-asian="Abyssinica SIL" style:font-name-complex="Abyssinica SIL"/>
    </style:style>
    <style:style style:name="ce89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39">
      <style:table-cell-properties fo:background-color="transparent"/>
      <style:text-properties style:font-name="Abyssinica SIL" style:font-name-asian="Abyssinica SIL" style:font-name-complex="Abyssinica SIL"/>
    </style:style>
    <style:style style:name="ce94" style:family="table-cell" style:parent-style-name="Default" style:data-style-name="N36">
      <style:table-cell-properties fo:background-color="transparent"/>
      <style:text-properties style:font-name="Abyssinica SIL" style:font-name-asian="Abyssinica SIL" style:font-name-complex="Abyssinica SIL"/>
    </style:style>
    <style:style style:name="ce95" style:family="table-cell" style:parent-style-name="Default" style:data-style-name="N43">
      <style:table-cell-properties fo:background-color="transparent"/>
      <style:text-properties style:font-name="Abyssinica SIL" style:font-name-asian="Abyssinica SIL" style:font-name-complex="Abyssinica SIL"/>
    </style:style>
    <style:style style:name="ce96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/>
    </style:style>
    <style:style style:name="ce97" style:family="table-cell" style:parent-style-name="Default" style:data-style-name="N44">
      <style:table-cell-properties fo:background-color="transparent"/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45">
      <style:table-cell-properties fo:background-color="transparent"/>
      <style:text-properties style:font-name="Abyssinica SIL" style:font-name-asian="Abyssinica SIL" style:font-name-complex="Abyssinica SIL"/>
    </style:style>
    <style:style style:name="ce99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/>
    </style:style>
    <style:style style:name="ce100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1" style:family="table-cell" style:parent-style-name="Default" style:data-style-name="N43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4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45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45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07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8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0" style:family="table-cell" style:parent-style-name="Default" style:data-style-name="N5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5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3" style:family="table-cell" style:parent-style-name="Default" style:data-style-name="N39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4" style:family="table-cell" style:parent-style-name="Excel_32_Built-in_32_Normal" style:data-style-name="N3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5" style:family="table-cell" style:parent-style-name="Excel_32_Built-in_32_Normal" style:data-style-name="N5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6" style:family="table-cell" style:parent-style-name="Excel_32_Built-in_32_Normal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7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8" style:family="table-cell" style:parent-style-name="Excel_32_Built-in_32_Normal" style:data-style-name="N53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0" style:family="table-cell" style:parent-style-name="Excel_32_Built-in_32_Normal" style:data-style-name="N40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3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4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2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9" style:family="table-cell" style:parent-style-name="Default" style:data-style-name="N39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0" style:family="table-cell" style:parent-style-name="Default" style:data-style-name="N41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1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2" style:family="table-cell" style:parent-style-name="Default" style:data-style-name="N40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1.93145833333333cm" style:use-optimal-column-width="true"/>
    </style:style>
    <style:style style:name="co20" style:family="table-column">
      <style:table-column-properties fo:break-before="auto" style:column-width="2.03729166666667cm" style:use-optimal-column-width="true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74625cm"/>
    </style:style>
    <style:style style:name="co23" style:family="table-column">
      <style:table-column-properties fo:break-before="auto" style:column-width="2.143125cm" style:use-optimal-column-width="true"/>
    </style:style>
    <style:style style:name="co24" style:family="table-column">
      <style:table-column-properties fo:break-before="auto" style:column-width="0.449791666666667cm"/>
    </style:style>
    <style:style style:name="co25" style:family="table-column">
      <style:table-column-properties fo:break-before="auto" style:column-width="1.95791666666667cm"/>
    </style:style>
    <style:style style:name="co26" style:family="table-column">
      <style:table-column-properties fo:break-before="auto" style:column-width="6.29708333333333cm"/>
    </style:style>
    <style:style style:name="co27" style:family="table-column">
      <style:table-column-properties fo:break-before="auto" style:column-width="2.27541666666667cm"/>
    </style:style>
    <style:style style:name="co28" style:family="table-column">
      <style:table-column-properties fo:break-before="auto" style:column-width="2.51354166666667cm"/>
    </style:style>
    <style:style style:name="co29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71"/>
        <table:table-column table:style-name="co17" table:default-cell-style-name="ce72"/>
        <table:table-column table:style-name="co8" table:default-cell-style-name="ce42"/>
        <table:table-column table:style-name="co18" table:default-cell-style-name="ce73"/>
        <table:table-column table:style-name="co19" table:default-cell-style-name="ce43"/>
        <table:table-column table:style-name="co20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Lise arkası<text:s/>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656232.61933027033" table:formula="of:=SUM([.F8:.F55])" table:style-name="ce79">
            <text:p>656.232,62<text:s/></text:p>
          </table:table-cell>
          <table:table-cell office:value-type="float" office:value="50000" table:formula="of:=SUM([.G8:.G55])" table:style-name="ce79">
            <text:p>50.000,00<text:s/></text:p>
          </table:table-cell>
          <table:table-cell office:value-type="float" office:value="606232.61933027033" table:formula="of:=[.F3]-[.G3]" table:style-name="ce64">
            <text:p>606.232,62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0">
            <text:p>Tüfe endeks<text:s/></text:p>
          </table:table-cell>
          <table:table-cell office:value-type="string" table:style-name="ce81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9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606232.61933027022" table:formula="of:=[.H8]+[.F7]-[.G7]" table:style-name="ce88">
            <text:p>606.232,62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53"/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606232.61933027022" table:formula="of:=[.H9]+[.F8]-[.G8]" table:style-name="ce88">
            <text:p>606.232,62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82">
            <text:p>30.10.2024</text:p>
          </table:table-cell>
          <table:table-cell office:value-type="string" table:style-name="ce53">
            <text:p>2024-2025 kira 8*34</text:p>
          </table:table-cell>
          <table:table-cell office:value-type="float" office:value="8" table:style-name="ce71">
            <text:p>8,00<text:s/></text:p>
          </table:table-cell>
          <table:table-cell table:style-name="ce72"/>
          <table:table-cell office:value-type="float" office:value="34000" table:style-name="ce42">
            <text:p>34000</text:p>
          </table:table-cell>
          <table:table-cell office:value-type="float" office:value="272000" table:formula="of:=[.E9]*[.C9]" table:style-name="ce73">
            <text:p>272.000,00<text:s/></text:p>
          </table:table-cell>
          <table:table-cell table:style-name="ce43"/>
          <table:table-cell office:value-type="float" office:value="606232.61933027022" table:formula="of:=[.H10]+[.F9]-[.G9]" table:style-name="ce88">
            <text:p>606.232,62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2 asgari ücret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334232.61933027027" table:formula="of:=[.H11]+[.F10]-[.G10]" table:style-name="ce88">
            <text:p>334.232,62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82">
            <text:p>30.10.2024</text:p>
          </table:table-cell>
          <table:table-cell office:value-type="string" table:style-name="ce53">
            <text:p>2024-25 kira temmuz-ekim 4 ay tüfe farkı</text:p>
          </table:table-cell>
          <table:table-cell table:style-name="ce84"/>
          <table:table-cell table:style-name="ce85"/>
          <table:table-cell table:style-name="ce86"/>
          <table:table-cell office:value-type="float" office:value="19066.666666666668" table:formula="of:=[.F12]*([.D12]/12*4)" table:style-name="ce87">
            <text:p>19.066,67<text:s/></text:p>
          </table:table-cell>
          <table:table-cell table:style-name="ce43"/>
          <table:table-cell office:value-type="float" office:value="334232.61933027027" table:formula="of:=[.H12]+[.F11]-[.G11]" table:style-name="ce88">
            <text:p>334.232,62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82">
            <text:p>30.06.2024</text:p>
          </table:table-cell>
          <table:table-cell office:value-type="string" table:style-name="ce53">
            <text:p>2024-25 kira temmuz-ekim 4 ay</text:p>
          </table:table-cell>
          <table:table-cell table:style-name="ce71"/>
          <table:table-cell office:value-type="percentage" office:value="0.65" table:style-name="ce72">
            <text:p>65,00%</text:p>
          </table:table-cell>
          <table:table-cell table:style-name="ce42"/>
          <table:table-cell office:value-type="float" office:value="88000" table:formula="of:=(([.F24]*[.D12])+[.F24])/12*4" table:style-name="ce73">
            <text:p>88.000,00<text:s/></text:p>
          </table:table-cell>
          <table:table-cell table:style-name="ce43"/>
          <table:table-cell office:value-type="float" office:value="315165.95266360359" table:formula="of:=[.H13]+[.F12]-[.G12]" table:style-name="ce88">
            <text:p>315.165,95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53"/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227165.95266360362" table:formula="of:=[.H14]+[.F13]-[.G13]" table:style-name="ce88">
            <text:p>227.165,95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noter ihtar masrafı</text:p>
          </table:table-cell>
          <table:table-cell table:style-name="ce71"/>
          <table:table-cell table:style-name="ce72"/>
          <table:table-cell table:style-name="ce42"/>
          <table:table-cell office:value-type="float" office:value="629.52" table:style-name="ce73">
            <text:p>629,52<text:s/></text:p>
          </table:table-cell>
          <table:table-cell table:style-name="ce43"/>
          <table:table-cell office:value-type="float" office:value="227165.95266360362" table:formula="of:=[.H15]+[.F14]-[.G14]" table:style-name="ce88">
            <text:p>227.165,95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ya masraf için yatan</text:p>
          </table:table-cell>
          <table:table-cell table:style-name="ce71"/>
          <table:table-cell table:style-name="ce72"/>
          <table:table-cell table:style-name="ce42"/>
          <table:table-cell office:value-type="float" office:value="200" table:style-name="ce73">
            <text:p>200,00<text:s/></text:p>
          </table:table-cell>
          <table:table-cell table:style-name="ce43"/>
          <table:table-cell office:value-type="float" office:value="226536.43266360363" table:formula="of:=[.H16]+[.F15]-[.G15]" table:style-name="ce43">
            <text:p>226.536,43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başvuru harcı</text:p>
          </table:table-cell>
          <table:table-cell table:style-name="ce71"/>
          <table:table-cell table:style-name="ce72"/>
          <table:table-cell table:style-name="ce42"/>
          <table:table-cell office:value-type="float" office:value="393.45" table:style-name="ce73">
            <text:p>393,45<text:s/></text:p>
          </table:table-cell>
          <table:table-cell table:style-name="ce43"/>
          <table:table-cell office:value-type="float" office:value="226336.43266360363" table:formula="of:=[.H17]+[.F16]-[.G16]" table:style-name="ce43">
            <text:p>226.336,43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avukat vekalet</text:p>
          </table:table-cell>
          <table:table-cell table:style-name="ce71"/>
          <table:table-cell table:style-name="ce72"/>
          <table:table-cell table:style-name="ce42"/>
          <table:table-cell office:value-type="float" office:value="1000" table:style-name="ce73">
            <text:p>1.000,00<text:s/></text:p>
          </table:table-cell>
          <table:table-cell table:style-name="ce43"/>
          <table:table-cell office:value-type="float" office:value="225942.98266360362" table:formula="of:=[.H18]+[.F17]-[.G17]" table:style-name="ce43">
            <text:p>225.942,98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dv usulsüzlük cezası</text:p>
          </table:table-cell>
          <table:table-cell table:style-name="ce71"/>
          <table:table-cell table:style-name="ce72"/>
          <table:table-cell table:style-name="ce42"/>
          <table:table-cell office:value-type="float" office:value="52.5" table:style-name="ce73">
            <text:p>52,50<text:s/></text:p>
          </table:table-cell>
          <table:table-cell table:style-name="ce43"/>
          <table:table-cell office:value-type="float" office:value="224942.98266360362" table:formula="of:=[.H19]+[.F18]-[.G18]" table:style-name="ce43">
            <text:p>224.942,98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dv<text:s text:c="2"/></text:p>
          </table:table-cell>
          <table:table-cell table:style-name="ce71"/>
          <table:table-cell table:style-name="ce72"/>
          <table:table-cell table:style-name="ce42"/>
          <table:table-cell office:value-type="float" office:value="156.02000000000001" table:style-name="ce73">
            <text:p>156,02<text:s/></text:p>
          </table:table-cell>
          <table:table-cell table:style-name="ce43"/>
          <table:table-cell office:value-type="float" office:value="224890.48266360362" table:formula="of:=[.H20]+[.F19]-[.G19]" table:style-name="ce43">
            <text:p>224.890,48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masraf avansı</text:p>
          </table:table-cell>
          <table:table-cell table:style-name="ce71"/>
          <table:table-cell table:style-name="ce72"/>
          <table:table-cell table:style-name="ce42"/>
          <table:table-cell office:value-type="float" office:value="87" table:style-name="ce73">
            <text:p>87,00<text:s/></text:p>
          </table:table-cell>
          <table:table-cell table:style-name="ce43"/>
          <table:table-cell office:value-type="float" office:value="224734.46266360363" table:formula="of:=[.H21]+[.F20]-[.G20]" table:style-name="ce43">
            <text:p>224.734,46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harç</text:p>
          </table:table-cell>
          <table:table-cell table:style-name="ce71"/>
          <table:table-cell table:style-name="ce72"/>
          <table:table-cell table:style-name="ce42"/>
          <table:table-cell office:value-type="float" office:value="1469.85" table:style-name="ce73">
            <text:p>1.469,85<text:s/></text:p>
          </table:table-cell>
          <table:table-cell table:style-name="ce43"/>
          <table:table-cell office:value-type="float" office:value="224647.46266360363" table:formula="of:=[.H22]+[.F21]-[.G21]" table:style-name="ce43">
            <text:p>224.647,46</text:p>
          </table:table-cell>
          <table:table-cell table:number-columns-repeated="16376"/>
        </table:table-row>
        <table:table-row table:style-name="ro4">
          <table:table-cell office:value-type="date" office:date-value="2024-08-03T00:00:00" table:style-name="ce82">
            <text:p>3.08.2024</text:p>
          </table:table-cell>
          <table:table-cell office:value-type="string" table:style-name="ce42">
            <text:p>bakiye tüfe farkı</text:p>
          </table:table-cell>
          <table:table-cell office:value-type="float" office:value="2394.1" table:style-name="ce71">
            <text:p>2394,10<text:s/></text:p>
          </table:table-cell>
          <table:table-cell office:value-type="percentage" office:value="0.77132118467878574" table:formula="of:=([.C22]/[.C25])-1" table:style-name="ce72">
            <text:p>77,13%</text:p>
          </table:table-cell>
          <table:table-cell office:value-type="float" office:value="257182.61266360362" table:formula="of:=[.F24]+[.F22]" table:style-name="ce42">
            <text:p>257182,6127</text:p>
          </table:table-cell>
          <table:table-cell office:value-type="float" office:value="97182.612663603606" table:formula="of:=[.H23]*[.D22]" table:style-name="ce73">
            <text:p>97.182,61<text:s/></text:p>
          </table:table-cell>
          <table:table-cell table:style-name="ce55"/>
          <table:table-cell office:value-type="float" office:value="223177.61266360362" table:formula="of:=[.H23]+[.F22]-[.G22]" table:style-name="ce43">
            <text:p>223.177,61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42"/>
          <table:table-cell table:style-name="ce71"/>
          <table:table-cell table:style-name="ce72"/>
          <table:table-cell table:style-name="ce42"/>
          <table:table-cell table:style-name="ce73"/>
          <table:table-cell office:value-type="float" office:value="50000" table:style-name="ce55">
            <text:p>50.000,00</text:p>
          </table:table-cell>
          <table:table-cell office:value-type="float" office:value="125995" table:formula="of:=[.H24]+[.F23]-[.G23]" table:style-name="ce43">
            <text:p>125.995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2">
            <text:p>30.06.2023</text:p>
          </table:table-cell>
          <table:table-cell office:value-type="string" table:style-name="ce88">
            <text:p>2023-2024 Kira 1/12 Temmuz</text:p>
          </table:table-cell>
          <table:table-cell table:style-name="ce84"/>
          <table:table-cell table:style-name="ce85"/>
          <table:table-cell table:style-name="ce86"/>
          <table:table-cell office:value-type="float" office:value="160000" table:style-name="ce87">
            <text:p>160.000,00<text:s/></text:p>
          </table:table-cell>
          <table:table-cell table:style-name="ce43"/>
          <table:table-cell office:value-type="float" office:value="175995" table:formula="of:=[.H25]+[.F24]-[.G24]" table:style-name="ce43">
            <text:p>17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71">
            <text:p>1351,59<text:s/></text:p>
          </table:table-cell>
          <table:table-cell office:value-type="percentage" office:value="0.59950000000000003" table:style-name="ce72">
            <text:p>59,95%</text:p>
          </table:table-cell>
          <table:table-cell office:value-type="float" office:value="15995" table:formula="of:=[.F27]+[.F25]" table:style-name="ce42">
            <text:p>15995</text:p>
          </table:table-cell>
          <table:table-cell office:value-type="float" office:value="5995" table:formula="of:=[.H26]*[.D25]" table:style-name="ce73">
            <text:p>5.995,00<text:s/></text:p>
          </table:table-cell>
          <table:table-cell table:style-name="ce43"/>
          <table:table-cell office:value-type="float" office:value="15995" table:formula="of:=[.H26]+[.F25]-[.G25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2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71">
            <text:p>977,90<text:s/></text:p>
          </table:table-cell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10000" table:formula="of:=[.H27]+[.F26]-[.G26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2">
            <text:p>30.06.2023</text:p>
          </table:table-cell>
          <table:table-cell office:value-type="string" table:style-name="ce42">
            <text:p>2022 den kalan</text:p>
          </table:table-cell>
          <table:table-cell table:style-name="ce71"/>
          <table:table-cell table:style-name="ce72"/>
          <table:table-cell table:style-name="ce42"/>
          <table:table-cell office:value-type="float" office:value="10000" table:style-name="ce73">
            <text:p>10.000,00<text:s/></text:p>
          </table:table-cell>
          <table:table-cell table:style-name="ce43"/>
          <table:table-cell office:value-type="float" office:value="10000" table:formula="of:=[.F27]" table:style-name="ce43">
            <text:p>10.000,00</text:p>
          </table:table-cell>
          <table:table-cell table:number-columns-repeated="16376"/>
        </table:table-row>
        <table:table-row table:number-rows-repeated="1048549" table:style-name="ro4">
          <table:table-cell table:number-columns-repeated="16384"/>
        </table:table-row>
      </table:table>
      <table:table table:name="LS" table:style-name="ta3">
        <table:table-column table:style-name="co21" table:default-cell-style-name="ce69"/>
        <table:table-column table:style-name="co14" table:default-cell-style-name="ce42"/>
        <table:table-column table:style-name="co17" table:default-cell-style-name="ce71"/>
        <table:table-column table:style-name="co12" table:default-cell-style-name="ce72"/>
        <table:table-column table:style-name="co22" table:default-cell-style-name="ce42"/>
        <table:table-column table:style-name="co23" table:default-cell-style-name="ce73"/>
        <table:table-column table:style-name="co23" table:default-cell-style-name="ce43"/>
        <table:table-column table:style-name="co20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Lise arkası<text:s/>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801130.79581015161" table:formula="of:=SUM([.F8:.F54])" table:style-name="ce79">
            <text:p>801.130,80<text:s/></text:p>
          </table:table-cell>
          <table:table-cell office:value-type="float" office:value="149188" table:formula="of:=SUM([.G8:.G54])" table:style-name="ce79">
            <text:p>149.188,00<text:s/></text:p>
          </table:table-cell>
          <table:table-cell office:value-type="float" office:value="651942.79581015161" table:formula="of:=[.F3]-[.G3]" table:style-name="ce64">
            <text:p>651.942,80</text:p>
          </table:table-cell>
          <table:table-cell table:number-columns-repeated="16376"/>
        </table:table-row>
        <table:table-row table:style-name="ro5">
          <table:table-cell table:style-name="ce78"/>
          <table:table-cell table:style-name="ce42"/>
          <table:table-cell table:style-name="ce71"/>
          <table:table-cell table:style-name="ce72"/>
          <table:table-cell table:style-name="ce47"/>
          <table:table-cell table:number-columns-repeated="2" table:style-name="ce79"/>
          <table:table-cell table:style-name="ce64"/>
          <table:table-cell table:number-columns-repeated="16376"/>
        </table:table-row>
        <table:table-row table:style-name="ro4">
          <table:table-cell office:value-type="string" table:style-name="ce8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0">
            <text:p>Tüfe endeks<text:s/></text:p>
          </table:table-cell>
          <table:table-cell office:value-type="string" table:style-name="ce81">
            <text:p>Tüfe %</text:p>
          </table:table-cell>
          <table:table-cell office:value-type="string" table:style-name="ce90">
            <text:p><text:s/>Bedel</text:p>
          </table:table-cell>
          <table:table-cell office:value-type="string" table:style-name="ce91">
            <text:p>bedel</text:p>
          </table:table-cell>
          <table:table-cell office:value-type="string" table:style-name="ce92">
            <text:p>Ödeme</text:p>
          </table:table-cell>
          <table:table-cell office:value-type="string" table:style-name="ce92">
            <text:p>Bakiye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94"/>
          <table:table-cell table:style-name="ce95"/>
          <table:table-cell table:style-name="ce96"/>
          <table:table-cell table:style-name="ce94"/>
          <table:table-cell table:style-name="ce97"/>
          <table:table-cell table:style-name="ce98"/>
          <table:table-cell office:value-type="float" office:value="651942.79581015185" table:formula="of:=[.H7]+[.F6]-[.G6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table:style-name="ce97"/>
          <table:table-cell table:style-name="ce98"/>
          <table:table-cell office:value-type="float" office:value="651942.79581015185" table:formula="of:=[.H8]+[.F7]-[.G7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table:style-name="ce97"/>
          <table:table-cell table:style-name="ce98"/>
          <table:table-cell office:value-type="float" office:value="651942.79581015185" table:formula="of:=[.H9]+[.F8]-[.G8]" table:style-name="ce98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5-01-30T00:00:00" table:style-name="ce93">
            <text:p>30.01.25</text:p>
          </table:table-cell>
          <table:table-cell table:style-name="ce53"/>
          <table:table-cell office:value-type="float" office:value="2600" table:style-name="ce95">
            <text:p>2600,00<text:s/></text:p>
          </table:table-cell>
          <table:table-cell office:value-type="percentage" office:value="0" table:formula="of:=([.C9]/[.C11])-1" table:style-name="ce96">
            <text:p>0,00%</text:p>
          </table:table-cell>
          <table:table-cell table:style-name="ce94"/>
          <table:table-cell office:value-type="float" office:value="0" table:formula="of:=[.H10]*[.D9]" table:style-name="ce97">
            <text:p>0,00<text:s/></text:p>
          </table:table-cell>
          <table:table-cell table:style-name="ce98"/>
          <table:table-cell office:value-type="float" office:value="651942.79581015185" table:formula="of:=[.H10]+[.F9]-[.G9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office:value-type="float" office:value="0" table:style-name="ce97">
            <text:p>0,00<text:s/></text:p>
          </table:table-cell>
          <table:table-cell table:style-name="ce98"/>
          <table:table-cell office:value-type="float" office:value="651942.79581015185" table:formula="of:=[.H11]+[.F10]-[.G10]" table:style-name="ce98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2-30T00:00:00" table:style-name="ce93">
            <text:p>30.12.24</text:p>
          </table:table-cell>
          <table:table-cell table:style-name="ce53"/>
          <table:table-cell office:value-type="float" office:value="2600" table:style-name="ce95">
            <text:p>2600,00<text:s/></text:p>
          </table:table-cell>
          <table:table-cell office:value-type="percentage" office:value="0" table:formula="of:=([.C11]/[.C13])-1" table:style-name="ce96">
            <text:p>0,00%</text:p>
          </table:table-cell>
          <table:table-cell table:style-name="ce94"/>
          <table:table-cell office:value-type="float" office:value="0" table:formula="of:=[.H12]*[.D11]" table:style-name="ce97">
            <text:p>0,00<text:s/></text:p>
          </table:table-cell>
          <table:table-cell table:style-name="ce98"/>
          <table:table-cell office:value-type="float" office:value="651942.79581015185" table:formula="of:=[.H12]+[.F11]-[.G11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office:value-type="float" office:value="0" table:style-name="ce97">
            <text:p>0,00<text:s/></text:p>
          </table:table-cell>
          <table:table-cell table:style-name="ce98"/>
          <table:table-cell office:value-type="float" office:value="651942.79581015185" table:formula="of:=[.H13]+[.F12]-[.G12]" table:style-name="ce98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1-30T00:00:00" table:style-name="ce93">
            <text:p>30.11.24</text:p>
          </table:table-cell>
          <table:table-cell table:style-name="ce53"/>
          <table:table-cell office:value-type="float" office:value="2600" table:style-name="ce95">
            <text:p>2600,00<text:s/></text:p>
          </table:table-cell>
          <table:table-cell office:value-type="percentage" office:value="0" table:formula="of:=([.C13]/[.C16])-1" table:style-name="ce96">
            <text:p>0,00%</text:p>
          </table:table-cell>
          <table:table-cell table:style-name="ce99"/>
          <table:table-cell office:value-type="float" office:value="0" table:formula="of:=[.H14]*[.D13]" table:style-name="ce97">
            <text:p>0,00<text:s/></text:p>
          </table:table-cell>
          <table:table-cell table:style-name="ce98"/>
          <table:table-cell office:value-type="float" office:value="651942.79581015185" table:formula="of:=[.H14]+[.F13]-[.G13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100">
            <text:p>2024-2025 kira bedeli = 34 +35+(10*36) = 429000</text:p>
          </table:table-cell>
          <table:table-cell table:style-name="ce101"/>
          <table:table-cell table:style-name="ce102"/>
          <table:table-cell table:style-name="ce103"/>
          <table:table-cell office:value-type="float" office:value="360030.12094218878" table:formula="of:=[.F15]*10" table:style-name="ce104">
            <text:p>360.030,12<text:s/></text:p>
          </table:table-cell>
          <table:table-cell table:style-name="ce105"/>
          <table:table-cell office:value-type="float" office:value="651942.79581015185" table:formula="of:=[.H15]+[.F14]-[.G14]" table:style-name="ce105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4 Kira 10/12<text:s/></text:p>
          </table:table-cell>
          <table:table-cell table:style-name="ce95"/>
          <table:table-cell table:style-name="ce96"/>
          <table:table-cell table:style-name="ce94"/>
          <table:table-cell office:value-type="float" office:value="36003.012094218881" table:formula="of:=34000*[.D16]+[.F17]" table:style-name="ce97">
            <text:p>36.003,01<text:s/></text:p>
          </table:table-cell>
          <table:table-cell table:style-name="ce98"/>
          <table:table-cell office:value-type="float" office:value="291912.67486796301" table:formula="of:=[.H16]+[.F15]-[.G15]" table:style-name="ce98">
            <text:p>291.912,67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93">
            <text:p>30.10.24</text:p>
          </table:table-cell>
          <table:table-cell office:value-type="string" table:style-name="ce53">
            <text:p>tüfe 10<text:s/></text:p>
          </table:table-cell>
          <table:table-cell office:value-type="float" office:value="2600" table:style-name="ce95">
            <text:p>2600,00<text:s/></text:p>
          </table:table-cell>
          <table:table-cell office:value-type="percentage" office:value="2.923013585837797E-2" table:formula="of:=([.C16]/[.C18])-1" table:style-name="ce96">
            <text:p>2,92%</text:p>
          </table:table-cell>
          <table:table-cell office:value-type="float" office:value="1023.323306186669" table:formula="of:=[.F17]*[.D16]" table:style-name="ce99">
            <text:p>1.023,32</text:p>
          </table:table-cell>
          <table:table-cell office:value-type="float" office:value="7267.8344227743419" table:formula="of:=[.H17]*[.D16]" table:style-name="ce97">
            <text:p>7.267,83<text:s/></text:p>
          </table:table-cell>
          <table:table-cell table:style-name="ce98"/>
          <table:table-cell office:value-type="float" office:value="255909.66277374412" table:formula="of:=[.H17]+[.F16]-[.G16]" table:style-name="ce98">
            <text:p>255.909,66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4 - 2/12 Ekim<text:s/></text:p>
          </table:table-cell>
          <table:table-cell table:style-name="ce95"/>
          <table:table-cell table:style-name="ce96"/>
          <table:table-cell table:style-name="ce94"/>
          <table:table-cell office:value-type="float" office:value="35009.187475034028" table:formula="of:=34000*[.D18]+[.F19]" table:style-name="ce97">
            <text:p>35.009,19<text:s/></text:p>
          </table:table-cell>
          <table:table-cell table:style-name="ce98"/>
          <table:table-cell office:value-type="float" office:value="248641.82835096976" table:formula="of:=[.H18]+[.F17]-[.G17]" table:style-name="ce98">
            <text:p>248.641,83</text:p>
          </table:table-cell>
          <table:table-cell table:number-columns-repeated="16376"/>
        </table:table-row>
        <table:table-row table:style-name="ro4">
          <table:table-cell office:value-type="date" office:date-value="2024-09-30T00:00:00" table:style-name="ce93">
            <text:p>30.09.24</text:p>
          </table:table-cell>
          <table:table-cell office:value-type="string" table:style-name="ce53">
            <text:p>tüfe 9</text:p>
          </table:table-cell>
          <table:table-cell office:value-type="float" office:value="2526.16" table:style-name="ce95">
            <text:p>2526,16<text:s/></text:p>
          </table:table-cell>
          <table:table-cell office:value-type="percentage" office:value="2.9681984559824404E-2" table:formula="of:=([.C18]/[.C20])-1" table:style-name="ce96">
            <text:p>2,97%</text:p>
          </table:table-cell>
          <table:table-cell office:value-type="float" office:value="1009.1874750340297" table:formula="of:=[.F19]*[.D18]" table:style-name="ce99">
            <text:p>1.009,19</text:p>
          </table:table-cell>
          <table:table-cell office:value-type="float" office:value="6158.2516184982569" table:formula="of:=[.H19]*[.D18]" table:style-name="ce97">
            <text:p>6.158,25<text:s/></text:p>
          </table:table-cell>
          <table:table-cell table:style-name="ce98"/>
          <table:table-cell office:value-type="float" office:value="213632.64087593573" table:formula="of:=[.H19]+[.F18]-[.G18]" table:style-name="ce98">
            <text:p>213.632,64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4 - 1/12 Eylül <text:s text:c="2"/>%65 tüfe artışı <text:s text:c="3"/>2 asgari ücret</text:p>
          </table:table-cell>
          <table:table-cell table:style-name="ce95"/>
          <table:table-cell table:style-name="ce96"/>
          <table:table-cell table:style-name="ce94"/>
          <table:table-cell office:value-type="float" office:value="34000" table:style-name="ce97">
            <text:p>34.000,00<text:s/></text:p>
          </table:table-cell>
          <table:table-cell table:style-name="ce98"/>
          <table:table-cell office:value-type="float" office:value="207474.38925743746" table:formula="of:=[.H20]+[.F19]-[.G19]" table:style-name="ce98">
            <text:p>207.474,39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93">
            <text:p>30.08.24</text:p>
          </table:table-cell>
          <table:table-cell office:value-type="string" table:style-name="ce53">
            <text:p>tüfe 8</text:p>
          </table:table-cell>
          <table:table-cell office:value-type="float" office:value="2453.34" table:style-name="ce95">
            <text:p>2453,34<text:s/></text:p>
          </table:table-cell>
          <table:table-cell office:value-type="percentage" office:value="2.4744162733386421E-2" table:formula="of:=([.C20]/[.C22])-1" table:style-name="ce96">
            <text:p>2,47%</text:p>
          </table:table-cell>
          <table:table-cell office:value-type="float" office:value="733.93586114191703" table:formula="of:=[.F21]*[.D20]" table:style-name="ce99">
            <text:p>733,94</text:p>
          </table:table-cell>
          <table:table-cell office:value-type="float" office:value="4188.8294405221732" table:formula="of:=[.H21]*[.D20]" table:style-name="ce97">
            <text:p>4.188,83<text:s/></text:p>
          </table:table-cell>
          <table:table-cell table:style-name="ce98"/>
          <table:table-cell office:value-type="float" office:value="173474.38925743746" table:formula="of:=[.H21]+[.F20]-[.G20]" table:style-name="ce98">
            <text:p>173.474,3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12/12 Ağustos</text:p>
          </table:table-cell>
          <table:table-cell table:style-name="ce95"/>
          <table:table-cell table:style-name="ce96"/>
          <table:table-cell table:style-name="ce94"/>
          <table:table-cell office:value-type="float" office:value="29660.969702225706" table:formula="of:=[.F23]+[.E22]" table:style-name="ce97">
            <text:p>29.660,97<text:s/></text:p>
          </table:table-cell>
          <table:table-cell table:style-name="ce98"/>
          <table:table-cell office:value-type="float" office:value="169285.55981691528" table:formula="of:=[.H22]+[.F21]-[.G21]" table:style-name="ce98">
            <text:p>169.285,56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93">
            <text:p>30.07.24</text:p>
          </table:table-cell>
          <table:table-cell office:value-type="string" table:style-name="ce53">
            <text:p>tüfe 7</text:p>
          </table:table-cell>
          <table:table-cell office:value-type="float" office:value="2394.1" table:style-name="ce95">
            <text:p>2394,10<text:s/></text:p>
          </table:table-cell>
          <table:table-cell office:value-type="percentage" office:value="3.2255560969089547E-2" table:formula="of:=([.C22]/[.C24])-1" table:style-name="ce96">
            <text:p>3,23%</text:p>
          </table:table-cell>
          <table:table-cell office:value-type="float" office:value="926.83561397748485" table:formula="of:=[.F23]*[.D22]" table:style-name="ce99">
            <text:p>926,84</text:p>
          </table:table-cell>
          <table:table-cell office:value-type="float" office:value="4362.9403894907846" table:formula="of:=[.H23]*[.D22]" table:style-name="ce97">
            <text:p>4.362,94<text:s/></text:p>
          </table:table-cell>
          <table:table-cell table:style-name="ce98"/>
          <table:table-cell office:value-type="float" office:value="139624.59011468958" table:formula="of:=[.H23]+[.F22]-[.G22]" table:style-name="ce98">
            <text:p>139.624,5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11/12 Temmuz</text:p>
          </table:table-cell>
          <table:table-cell table:style-name="ce95"/>
          <table:table-cell table:style-name="ce96"/>
          <table:table-cell table:style-name="ce94"/>
          <table:table-cell office:value-type="float" office:value="28734.134088248222" table:formula="of:=[.F25]+[.E24]" table:style-name="ce97">
            <text:p>28.734,13<text:s/></text:p>
          </table:table-cell>
          <table:table-cell table:style-name="ce98"/>
          <table:table-cell office:value-type="float" office:value="135261.6497251988" table:formula="of:=[.H24]+[.F23]-[.G23]" table:style-name="ce98">
            <text:p>135.261,65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93">
            <text:p>30.06.24</text:p>
          </table:table-cell>
          <table:table-cell office:value-type="string" table:style-name="ce53">
            <text:p>tüfe 6</text:p>
          </table:table-cell>
          <table:table-cell office:value-type="float" office:value="2319.29" table:style-name="ce95">
            <text:p>2319,29<text:s/></text:p>
          </table:table-cell>
          <table:table-cell office:value-type="percentage" office:value="1.6407739334312055E-2" table:formula="of:=([.C24]/[.C26])-1" table:style-name="ce96">
            <text:p>1,64%</text:p>
          </table:table-cell>
          <table:table-cell office:value-type="float" office:value="463.85142878381413" table:formula="of:=[.F25]*[.D24]" table:style-name="ce99">
            <text:p>463,85</text:p>
          </table:table-cell>
          <table:table-cell office:value-type="float" office:value="1719.6599758751279" table:formula="of:=[.H25]*[.D24]" table:style-name="ce97">
            <text:p>1.719,66<text:s/></text:p>
          </table:table-cell>
          <table:table-cell table:style-name="ce98"/>
          <table:table-cell office:value-type="float" office:value="106527.51563695057" table:formula="of:=[.H25]+[.F24]-[.G24]" table:style-name="ce98">
            <text:p>106.527,52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10/12 Haziran</text:p>
          </table:table-cell>
          <table:table-cell table:style-name="ce95"/>
          <table:table-cell table:style-name="ce96"/>
          <table:table-cell table:style-name="ce94"/>
          <table:table-cell office:value-type="float" office:value="28270.282659464407" table:formula="of:=[.F27]+[.E26]" table:style-name="ce97">
            <text:p>28.270,28<text:s/></text:p>
          </table:table-cell>
          <table:table-cell table:style-name="ce98"/>
          <table:table-cell office:value-type="float" office:value="104807.85566107545" table:formula="of:=[.H26]+[.F25]-[.G25]" table:style-name="ce98">
            <text:p>104.807,86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93">
            <text:p>30.05.24</text:p>
          </table:table-cell>
          <table:table-cell office:value-type="string" table:style-name="ce53">
            <text:p>tüfe 5</text:p>
          </table:table-cell>
          <table:table-cell office:value-type="float" office:value="2281.85" table:style-name="ce95">
            <text:p>2281,85<text:s/></text:p>
          </table:table-cell>
          <table:table-cell office:value-type="percentage" office:value="3.3680634201585402E-2" table:formula="of:=([.C26]/[.C28])-1" table:style-name="ce96">
            <text:p>3,37%</text:p>
          </table:table-cell>
          <table:table-cell office:value-type="float" office:value="921.13658467084713" table:formula="of:=[.F27]*[.D26]" table:style-name="ce99">
            <text:p>921,14</text:p>
          </table:table-cell>
          <table:table-cell office:value-type="float" office:value="2493.8398898568107" table:formula="of:=[.H27]*[.D26]" table:style-name="ce97">
            <text:p>2.493,84<text:s/></text:p>
          </table:table-cell>
          <table:table-cell table:style-name="ce98"/>
          <table:table-cell office:value-type="float" office:value="76537.573001611032" table:formula="of:=[.H27]+[.F26]-[.G26]" table:style-name="ce98">
            <text:p>76.537,57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9/12 Mayıs</text:p>
          </table:table-cell>
          <table:table-cell table:style-name="ce95"/>
          <table:table-cell table:style-name="ce96"/>
          <table:table-cell table:style-name="ce94"/>
          <table:table-cell office:value-type="float" office:value="27349.14607479356" table:formula="of:=[.F29]+[.E28]" table:style-name="ce97">
            <text:p>27.349,15<text:s/></text:p>
          </table:table-cell>
          <table:table-cell table:style-name="ce98"/>
          <table:table-cell office:value-type="float" office:value="74043.73311175422" table:formula="of:=[.H28]+[.F27]-[.G27]" table:style-name="ce98">
            <text:p>74.043,73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93">
            <text:p>30.04.24</text:p>
          </table:table-cell>
          <table:table-cell office:value-type="string" table:style-name="ce53">
            <text:p>tüfe 4</text:p>
          </table:table-cell>
          <table:table-cell office:value-type="float" office:value="2207.5" table:style-name="ce95">
            <text:p>2207,50<text:s/></text:p>
          </table:table-cell>
          <table:table-cell office:value-type="percentage" office:value="3.1797594731405532E-2" table:formula="of:=([.C28]/[.C30])-1" table:style-name="ce96">
            <text:p>3,18%</text:p>
          </table:table-cell>
          <table:table-cell office:value-type="float" office:value="842.83687767529375" table:formula="of:=[.F29]*[.D28]" table:style-name="ce99">
            <text:p>842,84</text:p>
          </table:table-cell>
          <table:table-cell office:value-type="float" office:value="1439.0182360699625" table:formula="of:=[.H29]*[.D28]" table:style-name="ce97">
            <text:p>1.439,02<text:s/></text:p>
          </table:table-cell>
          <table:table-cell table:style-name="ce98"/>
          <table:table-cell office:value-type="float" office:value="46694.587036960656" table:formula="of:=[.H29]+[.F28]-[.G28]" table:style-name="ce98">
            <text:p>46.694,5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8/12 Nisan</text:p>
          </table:table-cell>
          <table:table-cell table:style-name="ce95"/>
          <table:table-cell table:style-name="ce96"/>
          <table:table-cell table:style-name="ce94"/>
          <table:table-cell office:value-type="float" office:value="26506.309197118266" table:formula="of:=[.F31]+[.E30]" table:style-name="ce97">
            <text:p>26.506,31<text:s/></text:p>
          </table:table-cell>
          <table:table-cell table:style-name="ce98"/>
          <table:table-cell office:value-type="float" office:value="45255.568800890695" table:formula="of:=[.H30]+[.F29]-[.G29]" table:style-name="ce98">
            <text:p>45.255,57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93">
            <text:p>30.03.24</text:p>
          </table:table-cell>
          <table:table-cell office:value-type="string" table:style-name="ce53">
            <text:p>tüfe 3</text:p>
          </table:table-cell>
          <table:table-cell office:value-type="float" office:value="2139.4699999999998" table:style-name="ce95">
            <text:p>2139,47<text:s/></text:p>
          </table:table-cell>
          <table:table-cell office:value-type="percentage" office:value="3.1626709356375349E-2" table:formula="of:=([.C30]/[.C32])-1" table:style-name="ce96">
            <text:p>3,16%</text:p>
          </table:table-cell>
          <table:table-cell office:value-type="float" office:value="812.60724396181286" table:formula="of:=[.F31]*[.D30]" table:style-name="ce99">
            <text:p>812,61</text:p>
          </table:table-cell>
          <table:table-cell office:value-type="float" office:value="574.79840213297132" table:formula="of:=[.H31]*[.D30]" table:style-name="ce97">
            <text:p>574,80<text:s/></text:p>
          </table:table-cell>
          <table:table-cell table:style-name="ce98"/>
          <table:table-cell office:value-type="float" office:value="18749.259603772429" table:formula="of:=[.H31]+[.F30]-[.G30]" table:style-name="ce98">
            <text:p>18.749,26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7/12 Mart</text:p>
          </table:table-cell>
          <table:table-cell table:style-name="ce95"/>
          <table:table-cell table:style-name="ce96"/>
          <table:table-cell table:style-name="ce94"/>
          <table:table-cell office:value-type="float" office:value="25693.701953156455" table:formula="of:=[.F33]+[.E32]" table:style-name="ce97">
            <text:p>25.693,70<text:s/></text:p>
          </table:table-cell>
          <table:table-cell table:style-name="ce98"/>
          <table:table-cell office:value-type="float" office:value="18174.461201639457" table:formula="of:=[.H32]+[.F31]-[.G31]" table:style-name="ce98">
            <text:p>18.174,46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93">
            <text:p>29.02.24</text:p>
          </table:table-cell>
          <table:table-cell office:value-type="string" table:style-name="ce53">
            <text:p>tüfe 2</text:p>
          </table:table-cell>
          <table:table-cell office:value-type="float" office:value="2073.88" table:style-name="ce95">
            <text:p>2073,88<text:s/></text:p>
          </table:table-cell>
          <table:table-cell office:value-type="percentage" office:value="4.5291882138285056E-2" table:formula="of:=([.C32]/[.C34])-1" table:style-name="ce96">
            <text:p>4,53%</text:p>
          </table:table-cell>
          <table:table-cell office:value-type="float" office:value="1113.2929858577386" table:formula="of:=[.F33]*[.D32]" table:style-name="ce99">
            <text:p>1.113,29</text:p>
          </table:table-cell>
          <table:table-cell office:value-type="float" office:value="-325.80427697423175" table:formula="of:=[.H33]*[.D32]" table:style-name="ce97">
            <text:p>-325,80<text:s/></text:p>
          </table:table-cell>
          <table:table-cell table:style-name="ce98"/>
          <table:table-cell office:value-type="float" office:value="-7519.240751516998" table:formula="of:=[.H33]+[.F32]-[.G32]" table:style-name="ce98">
            <text:p>-7.519,24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6/12 Şubat</text:p>
          </table:table-cell>
          <table:table-cell table:style-name="ce95"/>
          <table:table-cell table:style-name="ce96"/>
          <table:table-cell table:style-name="ce94"/>
          <table:table-cell office:value-type="float" office:value="24580.408967298717" table:formula="of:=[.F36]+[.E34]" table:style-name="ce97">
            <text:p>24.580,41<text:s/></text:p>
          </table:table-cell>
          <table:table-cell table:style-name="ce98"/>
          <table:table-cell office:value-type="float" office:value="-7193.4364745427665" table:formula="of:=[.H34]+[.F33]-[.G33]" table:style-name="ce98">
            <text:p>-7.193,44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93">
            <text:p>30.01.24</text:p>
          </table:table-cell>
          <table:table-cell office:value-type="string" table:style-name="ce53">
            <text:p>tüfe 01-2024</text:p>
          </table:table-cell>
          <table:table-cell office:value-type="float" office:value="1984.02" table:style-name="ce95">
            <text:p>1984,02<text:s/></text:p>
          </table:table-cell>
          <table:table-cell office:value-type="percentage" office:value="6.7033097053856627E-2" table:formula="of:=([.C34]/[.C37])-1" table:style-name="ce96">
            <text:p>6,70%</text:p>
          </table:table-cell>
          <table:table-cell office:value-type="float" office:value="1544.1891582162027" table:formula="of:=[.F36]*[.D34]" table:style-name="ce99">
            <text:p>1.544,19</text:p>
          </table:table-cell>
          <table:table-cell office:value-type="float" office:value="-1996.0948457531279" table:formula="of:=[.H35]*[.D34]" table:style-name="ce97">
            <text:p>-1.996,09<text:s/></text:p>
          </table:table-cell>
          <table:table-cell table:style-name="ce98"/>
          <table:table-cell office:value-type="float" office:value="-31773.845441841484" table:formula="of:=[.H35]+[.F34]-[.G34]" table:style-name="ce98">
            <text:p>-31.773,85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ödeme</text:p>
          </table:table-cell>
          <table:table-cell table:style-name="ce95"/>
          <table:table-cell table:style-name="ce96"/>
          <table:table-cell table:number-columns-repeated="2" table:style-name="ce97"/>
          <table:table-cell office:value-type="float" office:value="149188" table:style-name="ce98">
            <text:p>149.188,00</text:p>
          </table:table-cell>
          <table:table-cell office:value-type="float" office:value="-29777.750596088357" table:formula="of:=[.H36]+[.F35]-[.G35]" table:style-name="ce98">
            <text:p>-29.777,75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5/12 Ocak</text:p>
          </table:table-cell>
          <table:table-cell table:style-name="ce95"/>
          <table:table-cell table:style-name="ce96"/>
          <table:table-cell office:value-type="string" table:style-name="ce94">
            <text:p>kira tüfe farkı</text:p>
          </table:table-cell>
          <table:table-cell office:value-type="float" office:value="23036.219809082515" table:formula="of:=[.F42]+[.E37]" table:style-name="ce97">
            <text:p>23.036,22<text:s/></text:p>
          </table:table-cell>
          <table:table-cell table:style-name="ce98"/>
          <table:table-cell office:value-type="float" office:value="119410.24940391164" table:formula="of:=[.H37]+[.F36]-[.G36]" table:style-name="ce98">
            <text:p>119.410,2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93">
            <text:p>30.12.23</text:p>
          </table:table-cell>
          <table:table-cell office:value-type="string" table:style-name="ce53">
            <text:p>tüfe 12</text:p>
          </table:table-cell>
          <table:table-cell office:value-type="float" office:value="1859.38" table:style-name="ce95">
            <text:p>1859,38<text:s/></text:p>
          </table:table-cell>
          <table:table-cell office:value-type="percentage" office:value="2.9272073069471327E-2" table:formula="of:=([.C37]/[.C43])-1" table:style-name="ce96">
            <text:p>2,93%</text:p>
          </table:table-cell>
          <table:table-cell office:value-type="float" office:value="655.14058638055815" table:formula="of:=[.F42]*[.D37]" table:style-name="ce99">
            <text:p>655,14</text:p>
          </table:table-cell>
          <table:table-cell office:value-type="float" office:value="2740.8376367254459" table:formula="of:=[.H38]*[.D37]" table:style-name="ce97">
            <text:p>2.740,84<text:s/></text:p>
          </table:table-cell>
          <table:table-cell table:style-name="ce98"/>
          <table:table-cell office:value-type="float" office:value="96374.029594829131" table:formula="of:=[.H38]+[.F37]-[.G37]" table:style-name="ce98">
            <text:p>96.374,03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noter ihtar masrafı</text:p>
          </table:table-cell>
          <table:table-cell table:style-name="ce95"/>
          <table:table-cell table:style-name="ce96"/>
          <table:table-cell table:style-name="ce97"/>
          <table:table-cell office:value-type="float" office:value="629.52" table:style-name="ce97">
            <text:p>629,52<text:s/></text:p>
          </table:table-cell>
          <table:table-cell table:style-name="ce98"/>
          <table:table-cell office:value-type="float" office:value="93633.191958103678" table:formula="of:=[.H39]+[.F38]-[.G38]" table:style-name="ce98">
            <text:p>93.633,1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icraya masraf için yatan</text:p>
          </table:table-cell>
          <table:table-cell table:style-name="ce95"/>
          <table:table-cell table:style-name="ce96"/>
          <table:table-cell table:style-name="ce94"/>
          <table:table-cell office:value-type="float" office:value="200" table:style-name="ce97">
            <text:p>200,00<text:s/></text:p>
          </table:table-cell>
          <table:table-cell table:style-name="ce98"/>
          <table:table-cell office:value-type="float" office:value="93003.671958103674" table:formula="of:=[.H40]+[.F39]-[.G39]" table:style-name="ce98">
            <text:p>93.003,67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icra başvuru harcı</text:p>
          </table:table-cell>
          <table:table-cell table:style-name="ce95"/>
          <table:table-cell table:style-name="ce96"/>
          <table:table-cell table:style-name="ce94"/>
          <table:table-cell office:value-type="float" office:value="393.45" table:style-name="ce97">
            <text:p>393,45<text:s/></text:p>
          </table:table-cell>
          <table:table-cell table:style-name="ce98"/>
          <table:table-cell office:value-type="float" office:value="92803.671958103674" table:formula="of:=[.H41]+[.F40]-[.G40]" table:style-name="ce98">
            <text:p>92.803,67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avukat vekalet</text:p>
          </table:table-cell>
          <table:table-cell table:style-name="ce95"/>
          <table:table-cell table:style-name="ce96"/>
          <table:table-cell table:style-name="ce94"/>
          <table:table-cell office:value-type="float" office:value="1000" table:style-name="ce97">
            <text:p>1.000,00<text:s/></text:p>
          </table:table-cell>
          <table:table-cell table:style-name="ce98"/>
          <table:table-cell office:value-type="float" office:value="92410.221958103677" table:formula="of:=[.H42]+[.F41]-[.G41]" table:style-name="ce98">
            <text:p>92.410,22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4/12 Aralık</text:p>
          </table:table-cell>
          <table:table-cell table:style-name="ce95"/>
          <table:table-cell table:style-name="ce96"/>
          <table:table-cell table:style-name="ce94"/>
          <table:table-cell office:value-type="float" office:value="22381.079222701956" table:formula="of:=[.F45]+[.E43]" table:style-name="ce97">
            <text:p>22.381,08<text:s/></text:p>
          </table:table-cell>
          <table:table-cell table:style-name="ce98"/>
          <table:table-cell office:value-type="float" office:value="91410.221958103677" table:formula="of:=[.H43]+[.F42]-[.G42]" table:style-name="ce98">
            <text:p>91.410,2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93">
            <text:p>30.11.23</text:p>
          </table:table-cell>
          <table:table-cell office:value-type="string" table:style-name="ce53">
            <text:p>tüfe 11</text:p>
          </table:table-cell>
          <table:table-cell office:value-type="float" office:value="1806.5" table:style-name="ce95">
            <text:p>1806,50<text:s/></text:p>
          </table:table-cell>
          <table:table-cell office:value-type="percentage" office:value="3.2810972437411046E-2" table:formula="of:=([.C43]/[.C46])-1" table:style-name="ce96">
            <text:p>3,28%</text:p>
          </table:table-cell>
          <table:table-cell office:value-type="float" office:value="711.01585197390864" table:formula="of:=[.F45]*[.D43]" table:style-name="ce99">
            <text:p>711,02</text:p>
          </table:table-cell>
          <table:table-cell office:value-type="float" office:value="2192.9601448019416" table:formula="of:=[.H44]*[.D43]" table:style-name="ce97">
            <text:p>2.192,96<text:s/></text:p>
          </table:table-cell>
          <table:table-cell table:style-name="ce98"/>
          <table:table-cell office:value-type="float" office:value="69029.142735401721" table:formula="of:=[.H44]+[.F43]-[.G43]" table:style-name="ce98">
            <text:p>69.029,14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number-columns-repeated="2" table:style-name="ce97"/>
          <table:table-cell table:style-name="ce98"/>
          <table:table-cell office:value-type="float" office:value="66836.182590599783" table:formula="of:=[.H45]+[.F44]-[.G44]" table:style-name="ce98">
            <text:p>66.836,18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98">
            <text:p>2023-2024 - 3/12 Kasım</text:p>
          </table:table-cell>
          <table:table-cell table:style-name="ce95"/>
          <table:table-cell table:style-name="ce96"/>
          <table:table-cell table:style-name="ce94"/>
          <table:table-cell office:value-type="float" office:value="21670.063370728047" table:formula="of:=[.F51]+[.E46]" table:style-name="ce97">
            <text:p>21.670,06<text:s/></text:p>
          </table:table-cell>
          <table:table-cell table:style-name="ce98"/>
          <table:table-cell office:value-type="float" office:value="66836.182590599783" table:formula="of:=[.H46]+[.F45]-[.G45]" table:style-name="ce98">
            <text:p>66.836,18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3">
            <text:p>30.10.23</text:p>
          </table:table-cell>
          <table:table-cell office:value-type="string" table:style-name="ce53">
            <text:p>tüfe 10</text:p>
          </table:table-cell>
          <table:table-cell office:value-type="float" office:value="1749.11" table:style-name="ce95">
            <text:p>1749,11<text:s/></text:p>
          </table:table-cell>
          <table:table-cell office:value-type="percentage" office:value="3.4339814551991532E-2" table:formula="of:=([.C46]/[.C52])-1" table:style-name="ce96">
            <text:p>3,43%</text:p>
          </table:table-cell>
          <table:table-cell office:value-type="float" office:value="719.44050399241485" table:formula="of:=[.F51]*[.D46]" table:style-name="ce99">
            <text:p>719,44</text:p>
          </table:table-cell>
          <table:table-cell office:value-type="float" office:value="1499.5034864004788" table:formula="of:=[.H47]*[.D46]" table:style-name="ce97">
            <text:p>1.499,50<text:s/></text:p>
          </table:table-cell>
          <table:table-cell table:style-name="ce98"/>
          <table:table-cell office:value-type="float" office:value="45166.11921987174" table:formula="of:=[.H47]+[.F46]-[.G46]" table:style-name="ce98">
            <text:p>45.166,12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dv usulsüzlük cezası</text:p>
          </table:table-cell>
          <table:table-cell table:style-name="ce95"/>
          <table:table-cell table:style-name="ce96"/>
          <table:table-cell table:style-name="ce97"/>
          <table:table-cell office:value-type="float" office:value="52.5" table:style-name="ce97">
            <text:p>52,50<text:s/></text:p>
          </table:table-cell>
          <table:table-cell table:style-name="ce98"/>
          <table:table-cell office:value-type="float" office:value="43666.615733471263" table:formula="of:=[.H48]+[.F47]-[.G47]" table:style-name="ce98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93">
            <text:p>01.01.00</text:p>
          </table:table-cell>
          <table:table-cell office:value-type="string" table:style-name="ce53">
            <text:p>dv<text:s text:c="2"/></text:p>
          </table:table-cell>
          <table:table-cell table:style-name="ce95"/>
          <table:table-cell table:style-name="ce96"/>
          <table:table-cell table:style-name="ce94"/>
          <table:table-cell office:value-type="float" office:value="156.02000000000001" table:style-name="ce97">
            <text:p>156,02<text:s/></text:p>
          </table:table-cell>
          <table:table-cell table:style-name="ce98"/>
          <table:table-cell office:value-type="float" office:value="43614.115733471263" table:formula="of:=[.H49]+[.F48]-[.G48]" table:style-name="ce98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3">
            <text:p>19.10.23</text:p>
          </table:table-cell>
          <table:table-cell office:value-type="string" table:style-name="ce53">
            <text:p>icra masraf avansı</text:p>
          </table:table-cell>
          <table:table-cell table:style-name="ce95"/>
          <table:table-cell table:style-name="ce96"/>
          <table:table-cell table:style-name="ce94"/>
          <table:table-cell office:value-type="float" office:value="87" table:style-name="ce97">
            <text:p>87,00<text:s/></text:p>
          </table:table-cell>
          <table:table-cell table:style-name="ce98"/>
          <table:table-cell office:value-type="float" office:value="43458.095733471266" table:formula="of:=[.H50]+[.F49]-[.G49]" table:style-name="ce98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3">
            <text:p>19.10.23</text:p>
          </table:table-cell>
          <table:table-cell office:value-type="string" table:style-name="ce53">
            <text:p>icra harç</text:p>
          </table:table-cell>
          <table:table-cell table:style-name="ce95"/>
          <table:table-cell table:style-name="ce96"/>
          <table:table-cell table:style-name="ce94"/>
          <table:table-cell office:value-type="float" office:value="1469.85" table:style-name="ce97">
            <text:p>1.469,85<text:s/></text:p>
          </table:table-cell>
          <table:table-cell table:style-name="ce98"/>
          <table:table-cell office:value-type="float" office:value="43371.095733471266" table:formula="of:=[.H51]+[.F50]-[.G50]" table:style-name="ce98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3">
            <text:p>30.09.23</text:p>
          </table:table-cell>
          <table:table-cell office:value-type="string" table:style-name="ce98">
            <text:p>2023-2024 - 2/12 Ekim</text:p>
          </table:table-cell>
          <table:table-cell table:style-name="ce95"/>
          <table:table-cell table:style-name="ce96"/>
          <table:table-cell table:style-name="ce94"/>
          <table:table-cell office:value-type="float" office:value="20950.622866735634" table:formula="of:=[.F54]+[.E52]" table:style-name="ce97">
            <text:p>20.950,62<text:s/></text:p>
          </table:table-cell>
          <table:table-cell table:style-name="ce98"/>
          <table:table-cell office:value-type="float" office:value="41901.245733471267" table:formula="of:=[.H52]+[.F51]-[.G51]" table:style-name="ce98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3">
            <text:p>30.09.23</text:p>
          </table:table-cell>
          <table:table-cell office:value-type="string" table:style-name="ce53">
            <text:p>tüfe 9</text:p>
          </table:table-cell>
          <table:table-cell office:value-type="float" office:value="1691.04" table:style-name="ce95">
            <text:p>1691,04<text:s/></text:p>
          </table:table-cell>
          <table:table-cell office:value-type="percentage" office:value="4.7531143336781767E-2" table:formula="of:=([.C52]/[.C53])-1" table:style-name="ce96">
            <text:p>4,75%</text:p>
          </table:table-cell>
          <table:table-cell office:value-type="float" office:value="950.6228667356354" table:formula="of:=[.F54]*[.D52]" table:style-name="ce99">
            <text:p>950,62</text:p>
          </table:table-cell>
          <table:table-cell office:value-type="float" office:value="950.6228667356354" table:formula="of:=[.H53]*[.D52]" table:style-name="ce97">
            <text:p>950,62<text:s/></text:p>
          </table:table-cell>
          <table:table-cell table:style-name="ce106"/>
          <table:table-cell office:value-type="float" office:value="20950.622866735634" table:formula="of:=[.H53]+[.F52]-[.G52]" table:style-name="ce98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3">
            <text:p>30.08.23</text:p>
          </table:table-cell>
          <table:table-cell office:value-type="string" table:style-name="ce53">
            <text:p>tüfe endex 8-ağustos</text:p>
          </table:table-cell>
          <table:table-cell office:value-type="float" office:value="1614.31" table:style-name="ce95">
            <text:p>1614,31<text:s/></text:p>
          </table:table-cell>
          <table:table-cell table:style-name="ce96"/>
          <table:table-cell table:number-columns-repeated="2" table:style-name="ce97"/>
          <table:table-cell table:style-name="ce106"/>
          <table:table-cell office:value-type="float" office:value="20000" table:formula="of:=[.H54]+[.F53]-[.G53]" table:style-name="ce98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3">
            <text:p>30.08.23</text:p>
          </table:table-cell>
          <table:table-cell office:value-type="string" table:style-name="ce98">
            <text:p>2023-2024 - 1/12 Eylül</text:p>
          </table:table-cell>
          <table:table-cell table:style-name="ce95"/>
          <table:table-cell table:style-name="ce96"/>
          <table:table-cell table:style-name="ce94"/>
          <table:table-cell office:value-type="float" office:value="20000" table:style-name="ce97">
            <text:p>20.000,00<text:s/></text:p>
          </table:table-cell>
          <table:table-cell table:style-name="ce98"/>
          <table:table-cell office:value-type="float" office:value="20000" table:formula="of:=[.H55]+[.F54]-[.G54]" table:style-name="ce98">
            <text:p>20.000,00</text:p>
          </table:table-cell>
          <table:table-cell table:number-columns-repeated="16376"/>
        </table:table-row>
        <table:table-row table:number-rows-repeated="1048522" table:style-name="ro4">
          <table:table-cell table:number-columns-repeated="16384"/>
        </table:table-row>
      </table:table>
      <table:table table:name="Slnk" table:style-name="ta4">
        <table:table-column table:style-name="co24" table:default-cell-style-name="ce107"/>
        <table:table-column table:style-name="co25" table:default-cell-style-name="ce113"/>
        <table:table-column table:style-name="co26" table:default-cell-style-name="ce107"/>
        <table:table-column table:style-name="co16" table:default-cell-style-name="ce108"/>
        <table:table-column table:style-name="co27" table:default-cell-style-name="ce109"/>
        <table:table-column table:style-name="co28" table:default-cell-style-name="ce108"/>
        <table:table-column table:style-name="co29" table:default-cell-style-name="ce110"/>
        <table:table-column table:style-name="co6" table:number-columns-repeated="2" table:default-cell-style-name="ce111"/>
        <table:table-column table:style-name="co6" table:number-columns-repeated="3" table:default-cell-style-name="ce110"/>
        <table:table-column table:style-name="co6" table:number-columns-repeated="1007" table:default-cell-style-name="ce107"/>
        <table:table-column table:style-name="co6" table:number-columns-repeated="3" table:default-cell-style-name="ce112"/>
        <table:table-column table:style-name="co13" table:number-columns-repeated="15362" table:default-cell-style-name="ce112"/>
        <table:table-row table:style-name="ro7">
          <table:table-cell table:style-name="ce107"/>
          <table:table-cell office:value-type="float" office:value="2024" table:style-name="ce2">
            <text:p>2024</text:p>
          </table:table-cell>
          <table:table-cell table:style-name="ce107"/>
          <table:table-cell table:style-name="ce108"/>
          <table:table-cell table:style-name="ce109"/>
          <table:table-cell table:style-name="ce108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107"/>
          <table:table-cell table:style-name="ce113"/>
          <table:table-cell office:value-type="string" table:style-name="ce113">
            <text:p>SELANİK DOĞUŞ 2024 HESAPLARI</text:p>
          </table:table-cell>
          <table:table-cell table:style-name="ce108"/>
          <table:table-cell table:style-name="ce109"/>
          <table:table-cell table:style-name="ce108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4"/>
          <table:table-cell table:style-name="ce115"/>
          <table:table-cell office:value-type="string" table:style-name="ce116">
            <text:p>Slnk-Ödeme</text:p>
          </table:table-cell>
          <table:table-cell office:value-type="string" table:style-name="ce109">
            <text:p>DĞŞ-Ödeme</text:p>
          </table:table-cell>
          <table:table-cell office:value-type="string" table:style-name="ce116">
            <text:p>BAKİYE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7"/>
          <table:table-cell office:value-type="string" table:style-name="ce118">
            <text:p>2023 den <text:s/>DEVİR DOĞUŞ ALACAKLI</text:p>
          </table:table-cell>
          <table:table-cell table:style-name="ce116"/>
          <table:table-cell office:value-type="float" office:value="67412.98" table:style-name="ce111">
            <text:p>67.412,98</text:p>
          </table:table-cell>
          <table:table-cell office:value-type="float" office:value="67412.98" table:formula="of:=[.E5]-[.D5]" table:style-name="ce119">
            <text:p>67.412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5"/>
          <table:table-cell table:style-name="ce120"/>
          <table:table-cell table:style-name="ce109"/>
          <table:table-cell office:value-type="float" office:value="67412.98" table:formula="of:=[.F5]+[.E6]-[.D6]" table:style-name="ce119">
            <text:p>67.412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1-15T00:00:00" table:style-name="ce113">
            <text:p>15.01.24</text:p>
          </table:table-cell>
          <table:table-cell office:value-type="string" table:style-name="ce112">
            <text:p>kredi için</text:p>
          </table:table-cell>
          <table:table-cell office:value-type="float" office:value="3450" table:style-name="ce121">
            <text:p>3450</text:p>
          </table:table-cell>
          <table:table-cell table:style-name="ce109"/>
          <table:table-cell office:value-type="float" office:value="63962.979999999996" table:formula="of:=[.F6]+[.E7]-[.D7]" table:style-name="ce119">
            <text:p>63.962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office:value-type="string" table:style-name="ce112">
            <text:p>krediye ödenen</text:p>
          </table:table-cell>
          <table:table-cell table:style-name="ce121"/>
          <table:table-cell office:value-type="float" office:value="3467" table:style-name="ce109">
            <text:p>3.467,00</text:p>
          </table:table-cell>
          <table:table-cell office:value-type="float" office:value="67429.98" table:formula="of:=[.F7]+[.E8]-[.D8]" table:style-name="ce119">
            <text:p>67.429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1-20T00:00:00" table:style-name="ce113">
            <text:p>20.01.24</text:p>
          </table:table-cell>
          <table:table-cell office:value-type="string" table:style-name="ce107">
            <text:p>pide 20-1-2024 e kadar</text:p>
          </table:table-cell>
          <table:table-cell table:style-name="ce108"/>
          <table:table-cell office:value-type="float" office:value="1324" table:style-name="ce109">
            <text:p>1.324,00</text:p>
          </table:table-cell>
          <table:table-cell office:value-type="float" office:value="68753.98" table:formula="of:=[.F8]+[.E9]-[.D9]" table:style-name="ce119">
            <text:p>68.753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2-16T00:00:00" table:style-name="ce113">
            <text:p>16.02.24</text:p>
          </table:table-cell>
          <table:table-cell office:value-type="string" table:style-name="ce107">
            <text:p>pide 16-2-2024 e kadar</text:p>
          </table:table-cell>
          <table:table-cell table:style-name="ce108"/>
          <table:table-cell office:value-type="float" office:value="815.38" table:style-name="ce109">
            <text:p>815,38</text:p>
          </table:table-cell>
          <table:table-cell office:value-type="float" office:value="69569.36" table:formula="of:=[.F9]+[.E10]-[.D10]" table:style-name="ce119">
            <text:p>69.569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2-16T00:00:00" table:style-name="ce113">
            <text:p>16.02.24</text:p>
          </table:table-cell>
          <table:table-cell office:value-type="string" table:style-name="ce107">
            <text:p>kredi için</text:p>
          </table:table-cell>
          <table:table-cell office:value-type="float" office:value="3400" table:style-name="ce108">
            <text:p>3.400,00</text:p>
          </table:table-cell>
          <table:table-cell table:style-name="ce109"/>
          <table:table-cell office:value-type="float" office:value="66169.36" table:formula="of:=[.F10]+[.E11]-[.D11]" table:style-name="ce119">
            <text:p>66.169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2-16T00:00:00" table:style-name="ce113">
            <text:p>16.02.24</text:p>
          </table:table-cell>
          <table:table-cell office:value-type="string" table:style-name="ce107">
            <text:p>krediye ödenen</text:p>
          </table:table-cell>
          <table:table-cell table:style-name="ce108"/>
          <table:table-cell office:value-type="float" office:value="3467" table:style-name="ce109">
            <text:p>3.467,00</text:p>
          </table:table-cell>
          <table:table-cell office:value-type="float" office:value="69636.36" table:formula="of:=[.F11]+[.E12]-[.D12]" table:style-name="ce119">
            <text:p>69.636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15T00:00:00" table:style-name="ce113">
            <text:p>15.03.24</text:p>
          </table:table-cell>
          <table:table-cell office:value-type="string" table:style-name="ce112">
            <text:p>kredi için</text:p>
          </table:table-cell>
          <table:table-cell office:value-type="float" office:value="3450" table:style-name="ce121">
            <text:p>3450</text:p>
          </table:table-cell>
          <table:table-cell table:style-name="ce122"/>
          <table:table-cell office:value-type="float" office:value="66186.36" table:formula="of:=[.F12]+[.E13]-[.D13]" table:style-name="ce119">
            <text:p>66.186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15T00:00:00" table:style-name="ce113">
            <text:p>15.03.24</text:p>
          </table:table-cell>
          <table:table-cell office:value-type="string" table:style-name="ce121">
            <text:p>krediye ödenen peri havale</text:p>
          </table:table-cell>
          <table:table-cell table:style-name="ce121"/>
          <table:table-cell office:value-type="float" office:value="3450" table:style-name="ce122">
            <text:p>3.450,</text:p>
          </table:table-cell>
          <table:table-cell office:value-type="float" office:value="69636.36" table:formula="of:=[.F13]+[.E14]-[.D14]" table:style-name="ce119">
            <text:p>69.636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25T00:00:00" table:style-name="ce123">
            <text:p>25.03.24</text:p>
          </table:table-cell>
          <table:table-cell office:value-type="string" table:style-name="ce112">
            <text:p>pide 25-3-2024 e kadar</text:p>
          </table:table-cell>
          <table:table-cell table:style-name="ce121"/>
          <table:table-cell office:value-type="float" office:value="686.95" table:style-name="ce122">
            <text:p>686,95</text:p>
          </table:table-cell>
          <table:table-cell office:value-type="float" office:value="70323.31" table:formula="of:=[.F14]+[.E15]-[.D15]" table:style-name="ce119">
            <text:p>70.323,31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26T00:00:00" table:style-name="ce113">
            <text:p>26.03.24</text:p>
          </table:table-cell>
          <table:table-cell office:value-type="string" table:style-name="ce107">
            <text:p>silim makinesi için motrcudan alınan</text:p>
          </table:table-cell>
          <table:table-cell office:value-type="float" office:value="1000" table:style-name="ce108">
            <text:p>1.000,00</text:p>
          </table:table-cell>
          <table:table-cell table:style-name="ce109"/>
          <table:table-cell office:value-type="float" office:value="69323.31" table:formula="of:=[.F15]+[.E16]-[.D16]" table:style-name="ce119">
            <text:p>69.323,31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02T00:00:00" table:style-name="ce113">
            <text:p>02.04.24</text:p>
          </table:table-cell>
          <table:table-cell office:value-type="string" table:style-name="ce107">
            <text:p>maliye usulsüzlük ceza ödemesi banka kartından<text:s/></text:p>
          </table:table-cell>
          <table:table-cell office:value-type="float" office:value="103.12" table:style-name="ce108">
            <text:p>103,12</text:p>
          </table:table-cell>
          <table:table-cell table:style-name="ce109"/>
          <table:table-cell office:value-type="float" office:value="69220.19" table:formula="of:=[.F16]+[.E17]-[.D17]" table:style-name="ce119">
            <text:p>69.220,19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02T00:00:00" table:style-name="ce113">
            <text:p>02.04.24</text:p>
          </table:table-cell>
          <table:table-cell office:value-type="string" table:style-name="ce107">
            <text:p>alumba YGV ali balcı kartı ile ödeme</text:p>
          </table:table-cell>
          <table:table-cell office:value-type="float" office:value="2273.0700000000002" table:style-name="ce108">
            <text:p>2.273,07</text:p>
          </table:table-cell>
          <table:table-cell table:style-name="ce109"/>
          <table:table-cell office:value-type="float" office:value="66947.12" table:formula="of:=[.F17]+[.E18]-[.D18]" table:style-name="ce119">
            <text:p>66.947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08T00:00:00" table:style-name="ce113">
            <text:p>08.04.24</text:p>
          </table:table-cell>
          <table:table-cell office:value-type="string" table:style-name="ce107">
            <text:p>kredi için<text:s/></text:p>
          </table:table-cell>
          <table:table-cell office:value-type="float" office:value="2500" table:style-name="ce108">
            <text:p>2.500,00</text:p>
          </table:table-cell>
          <table:table-cell table:style-name="ce109"/>
          <table:table-cell office:value-type="float" office:value="64447.119999999995" table:formula="of:=[.F18]+[.E19]-[.D19]" table:style-name="ce119">
            <text:p>64.447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15T00:00:00" table:style-name="ce113">
            <text:p>15.04.24</text:p>
          </table:table-cell>
          <table:table-cell office:value-type="string" table:style-name="ce107">
            <text:p>kredi için pervine işten havale</text:p>
          </table:table-cell>
          <table:table-cell table:style-name="ce108"/>
          <table:table-cell office:value-type="float" office:value="3467" table:style-name="ce109">
            <text:p>3.467,00</text:p>
          </table:table-cell>
          <table:table-cell office:value-type="float" office:value="67914.12" table:formula="of:=[.F19]+[.E20]-[.D20]" table:style-name="ce119">
            <text:p>67.914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15T00:00:00" table:style-name="ce113">
            <text:p>15.04.24</text:p>
          </table:table-cell>
          <table:table-cell office:value-type="string" table:style-name="ce112">
            <text:p>et-soğan 1/2 kg et 240 dnzkk + 1/2 kg soğan 20 nkt = <text:s/>9 pide</text:p>
          </table:table-cell>
          <table:table-cell table:style-name="ce121"/>
          <table:table-cell office:value-type="float" office:value="260" table:style-name="ce124">
            <text:p>260,00</text:p>
          </table:table-cell>
          <table:table-cell office:value-type="float" office:value="68174.12" table:formula="of:=[.F20]+[.E21]-[.D21]" table:style-name="ce119">
            <text:p>68.174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20T00:00:00" table:style-name="ce113">
            <text:p>20.04.24</text:p>
          </table:table-cell>
          <table:table-cell office:value-type="string" table:style-name="ce112">
            <text:p>pide</text:p>
          </table:table-cell>
          <table:table-cell table:style-name="ce121"/>
          <table:table-cell office:value-type="float" office:value="259" table:style-name="ce124">
            <text:p>259,00</text:p>
          </table:table-cell>
          <table:table-cell office:value-type="float" office:value="68433.119999999995" table:formula="of:=[.F21]+[.E22]-[.D22]" table:style-name="ce119">
            <text:p>68.433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23T00:00:00" table:style-name="ce113">
            <text:p>23.04.24</text:p>
          </table:table-cell>
          <table:table-cell office:value-type="string" table:style-name="ce112">
            <text:p>pide</text:p>
          </table:table-cell>
          <table:table-cell table:style-name="ce121"/>
          <table:table-cell office:value-type="float" office:value="265" table:style-name="ce124">
            <text:p>265,00</text:p>
          </table:table-cell>
          <table:table-cell office:value-type="float" office:value="68698.12" table:formula="of:=[.F22]+[.E23]-[.D23]" table:style-name="ce119">
            <text:p>68.69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29T00:00:00" table:style-name="ce113">
            <text:p>29.04.24</text:p>
          </table:table-cell>
          <table:table-cell office:value-type="string" table:style-name="ce107">
            <text:p>pide</text:p>
          </table:table-cell>
          <table:table-cell table:style-name="ce108"/>
          <table:table-cell office:value-type="float" office:value="270" table:style-name="ce109">
            <text:p>270,00</text:p>
          </table:table-cell>
          <table:table-cell office:value-type="float" office:value="68968.12" table:formula="of:=[.F23]+[.E24]-[.D24]" table:style-name="ce119">
            <text:p>68.96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30T00:00:00" table:style-name="ce113">
            <text:p>30.04.24</text:p>
          </table:table-cell>
          <table:table-cell office:value-type="string" table:style-name="ce107">
            <text:p>pide</text:p>
          </table:table-cell>
          <table:table-cell table:style-name="ce108"/>
          <table:table-cell office:value-type="float" office:value="270" table:style-name="ce109">
            <text:p>270,00</text:p>
          </table:table-cell>
          <table:table-cell office:value-type="float" office:value="69238.12" table:formula="of:=[.F24]+[.E25]-[.D25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office:value-type="float" office:value="69238.12" table:formula="of:=[.F25]+[.E26]-[.D26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office:value-type="float" office:value="69238.12" table:formula="of:=[.F26]+[.E27]-[.D27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5-15T00:00:00" table:style-name="ce113">
            <text:p>15.05.24</text:p>
          </table:table-cell>
          <table:table-cell office:value-type="string" table:style-name="ce107">
            <text:p>ali balcı krediyi direk pervin hesaba yatırmış - bakü-kıbrıs</text:p>
          </table:table-cell>
          <table:table-cell table:style-name="ce108"/>
          <table:table-cell table:style-name="ce109"/>
          <table:table-cell office:value-type="float" office:value="69238.12" table:formula="of:=[.F27]+[.E28]-[.D28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6-13T00:00:00" table:style-name="ce113">
            <text:p>13.06.24</text:p>
          </table:table-cell>
          <table:table-cell office:value-type="string" table:style-name="ce112">
            <text:p>ali balcıdan kredi için</text:p>
          </table:table-cell>
          <table:table-cell office:value-type="float" office:value="3450" table:style-name="ce121">
            <text:p>3450</text:p>
          </table:table-cell>
          <table:table-cell table:style-name="ce125"/>
          <table:table-cell office:value-type="float" office:value="65788.12" table:formula="of:=[.F28]+[.E29]-[.D29]" table:style-name="ce119">
            <text:p>65.78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6-13T00:00:00" table:style-name="ce113">
            <text:p>13.06.24</text:p>
          </table:table-cell>
          <table:table-cell office:value-type="string" table:style-name="ce112">
            <text:p>pervin ziraat 5004 e havale kredi için 3450</text:p>
          </table:table-cell>
          <table:table-cell table:style-name="ce121"/>
          <table:table-cell office:value-type="float" office:value="3467" table:style-name="ce126">
            <text:p>3467</text:p>
          </table:table-cell>
          <table:table-cell office:value-type="float" office:value="69255.12" table:formula="of:=[.F29]+[.E30]-[.D30]" table:style-name="ce119">
            <text:p>69.25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21"/>
          <table:table-cell table:style-name="ce126"/>
          <table:table-cell office:value-type="float" office:value="69255.12" table:formula="of:=[.F30]+[.E31]-[.D31]" table:style-name="ce119">
            <text:p>69.25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21"/>
          <table:table-cell table:style-name="ce125"/>
          <table:table-cell office:value-type="float" office:value="69255.12" table:formula="of:=[.F31]+[.E32]-[.D32]" table:style-name="ce119">
            <text:p>69.25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26"/>
          <table:table-cell office:value-type="float" office:value="69255.12" table:formula="of:=[.F32]+[.E33]-[.D33]" table:style-name="ce119">
            <text:p>69.25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27"/>
          <table:table-cell table:style-name="ce121"/>
          <table:table-cell table:style-name="ce128"/>
          <table:table-cell office:value-type="float" office:value="69255.12" table:formula="of:=[.F33]+[.E34]-[.D34]" table:style-name="ce119">
            <text:p>69.25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27"/>
          <table:table-cell table:style-name="ce121"/>
          <table:table-cell table:style-name="ce128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21"/>
          <table:table-cell table:style-name="ce128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21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number-rows-repeated="20"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29"/>
          <table:table-cell office:value-type="string" table:style-name="ce130">
            <text:p>Yıl içi Toplamı Selanik Borçlu</text:p>
          </table:table-cell>
          <table:table-cell office:value-type="float" office:value="19626.190000000002" table:formula="of:=SUM([.D7:.D58])" table:style-name="ce131">
            <text:p>19.626,19</text:p>
          </table:table-cell>
          <table:table-cell office:value-type="float" office:value="21468.33" table:formula="of:=SUM([.E7:.E57])" table:style-name="ce131">
            <text:p>21.468,33</text:p>
          </table:table-cell>
          <table:table-cell office:value-type="float" office:value="1842.1399999999994" table:formula="of:=[.E60]-[.D60]" table:style-name="ce132">
            <text:p>1.842,14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">
      <number:number number:decimal-places="2" number:min-integer-digits="1" number:grouping="true" number:decimal-replacement=""/>
    </number:number-style>
    <number:date-style style:name="N39P0">
      <number:day number:style="long"/>
      <number:text>.</number:text>
      <number:month number:style="long"/>
      <number:text>.</number:text>
      <number:year/>
    </number:date-style>
    <number:text-style style:name="N39">
      <number:text-content/>
      <style:map style:condition="value()&gt;=0" style:apply-style-name="N39P0"/>
    </number:text-style>
    <number:number-style style:name="N40P0">
      <number:number number:decimal-places="2" number:min-integer-digits="1" number:grouping="true"/>
    </number:number-style>
    <number:number-style style:name="N40">
      <style:text-properties fo:color="#FF0000"/>
      <number:text>-</number:text>
      <number:number number:decimal-places="2" number:min-integer-digits="1" number:grouping="true"/>
      <style:map style:condition="value()&gt;=0" style:apply-style-name="N40P0"/>
    </number:number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 number:language="tr" number:country="TR">
      <number:number number: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integer-digits="1" number:grouping="true"/>
      <style:map style:condition="value()&gt;=0" style:apply-style-name="N42P0"/>
    </number:number-style>
    <number:number-style style:name="N43P0">
      <number:number number:decimal-places="2" number:min-integer-digits="1"/>
      <number:text> </number:text>
    </number:number-style>
    <number:number-style style:name="N43">
      <style:text-properties fo:color="#FF0000"/>
      <number:text>-</number:text>
      <number:number number:decimal-places="2" number:min-integer-digits="1"/>
      <number:text> </number:text>
      <style:map style:condition="value()&gt;=0" style:apply-style-name="N43P0"/>
    </number:number-style>
    <number:number-style style:name="N44P0">
      <number:number number:decimal-places="2" number:min-integer-digits="1" number:grouping="true"/>
      <number:text> </number:text>
    </number:number-style>
    <number:number-style style:name="N4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44P0"/>
    </number:number-style>
    <number:number-style style:name="N45" number:language="en" number:country="US">
      <number:number number:decimal-places="2" number:min-integer-digits="1" number:grouping="true"/>
    </number:number-style>
    <number:number-style style:name="N46" number:language="tr" number:country="TR">
      <number:number number:decimal-places="2" number:min-integer-digits="1" number:grouping="true"/>
    </number:number-style>
    <number:percentage-style style:name="N47" number:language="en" number:country="US">
      <number:number number:decimal-places="2" number:min-integer-digits="1"/>
      <number:text>%</number:text>
    </number:percentage-style>
    <number:date-style style:name="N48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9" number:language="en" number:country="US">
      <number:month number:style="long"/>
      <number:text>.</number:text>
      <number:day number:style="long"/>
      <number:text>.</number:text>
      <number:year/>
    </number:date-style>
    <number:date-style style:name="N50">
      <number:day/>
      <number:text>.</number:text>
      <number:month number:style="long"/>
      <number:text>.</number:text>
      <number:year number:style="long"/>
    </number:date-style>
    <number:number-style style:name="N51P0">
      <number:number number: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integer-digits="1" number:grouping="true"/>
      <style:map style:condition="value()&gt;=0" style:apply-style-name="N51P0"/>
    </number:number-style>
    <number:number-style style:name="N52P0">
      <number:number number:decimal-places="2" number:min-integer-digits="1" number:grouping="true"/>
    </number:number-style>
    <number:number-style style:name="N52">
      <style:text-properties fo:color="#FF0000"/>
      <number:number number:decimal-places="2" number:min-integer-digits="1" number:grouping="true"/>
      <style:map style:condition="value()&gt;=0" style:apply-style-name="N52P0"/>
    </number:number-style>
    <number:date-style style:name="N5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>
        <text:p>Sayfa 1+000✠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dc:creator>Ali</dc:creator>
    <meta:creation-date>2019-12-25T12:06:09Z</meta:creation-date>
    <dc:date>2024-10-03T14:20:19Z</dc:date>
    <meta:print-date>2024-10-03T10:34:56Z</meta:print-date>
    <meta:editing-cycles>163</meta:editing-cycles>
    <meta:editing-duration>PT44684S</meta:editing-duration>
  </office:meta>
</office:document-meta>
</file>